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2cm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cm" svg:height="2cm" svg:x="6.5cm" svg:y="13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2cm" svg:x="6.5cm" svg:y="1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cm" svg:height="2cm" svg:x="7.5cm" svg:y="13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cm" svg:height="2cm" svg:x="7.5cm" svg:y="11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2cm" svg:x="13cm" svg:y="13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2cm" svg:x="13cm" svg:y="11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2cm" svg:x="14cm" svg:y="13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2cm" svg:x="14cm" svg:y="11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2cm" svg:x="18cm" svg:y="13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2cm" svg:x="18cm" svg:y="11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2cm" svg:x="22cm" svg:y="13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2cm" svg:x="22cm" svg:y="11cm">
          <text:p text:style-name="P1">12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cm" svg:y1="15cm" svg:x2="14cm" svg:y2="13cm">
          <text:p/>
        </draw:line>
        <draw:line draw:style-name="gr3" draw:text-style-name="P1" draw:layer="layout" svg:x1="18cm" svg:y1="9cm" svg:x2="18cm" svg:y2="11cm">
          <text:p/>
        </draw:line>
        <draw:custom-shape draw:style-name="gr4" draw:text-style-name="P1" draw:layer="layout" svg:width="1cm" svg:height="1cm" svg:x="12.5cm" svg:y="1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cm" svg:height="1cm" svg:x="21.5cm" svg:y="1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cm" svg:height="1cm" draw:transform="rotate (3.13757839630961) translate (7.996cm 10.004cm)">
          <text:p/>
          <draw:enhanced-geometry svg:viewBox="0 0 21600 21600" draw:glue-points="10800 0 ?f1 10800 0 21600 10800 21600 21600 21600 ?f7 10800" draw:text-areas="?f1 10800 ?f2 18000 ?f3 7200 ?f4 21600" draw:type="isosceles-triangle" draw:modifiers="9429.7702297702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1" draw:layer="layout" svg:x1="7.5cm" svg:y1="10cm" svg:x2="8cm" svg:y2="10.5cm">
          <text:p/>
        </draw:line>
        <draw:line draw:style-name="gr5" draw:text-style-name="P1" draw:layer="layout" svg:x1="8cm" svg:y1="10.5cm" svg:x2="7.5cm" svg:y2="1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08T14:40:52</meta:creation-date>
    <dc:date>2009-04-08T14:45:52</dc:date>
    <meta:editing-duration>PT00H05M01S</meta:editing-duration>
    <meta:editing-cycles>1</meta:editing-cycles>
    <meta:document-statistic meta:object-count="19"/>
    <meta:generator>OpenOffice.org/3.0$Linux OpenOffice.org_project/300m15$Build-9379</meta:generator>
  </office:meta>
</office:document-meta>
</file>